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mp_group</text:p>
          </table:table-cell>
          <table:table-cell table:style-name="ce3" office:value-type="string" calcext:value-type="string">
            <text:p>imgStore</text:p>
          </table:table-cell>
        </table:table-row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img1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2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string" calcext:value-type="string">
            <text:p>img3</text:p>
          </table:table-cell>
        </table:table-row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img4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5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img6</text:p>
          </table:table-cell>
        </table:table-row>
        <table:table-row table:style-name="ro1">
          <table:table-cell office:value-type="string" calcext:value-type="string">
            <text:p>Supports</text:p>
          </table:table-cell>
          <table:table-cell office:value-type="string" calcext:value-type="string">
            <text:p>img7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string" calcext:value-type="string">
            <text:p>img8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img9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10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string" calcext:value-type="string">
            <text:p>img11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img12</text:p>
          </table:table-cell>
        </table:table-row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img13</text:p>
          </table:table-cell>
        </table:table-row>
        <table:table-row table:style-name="ro1">
          <table:table-cell office:value-type="string" calcext:value-type="string">
            <text:p>Supports</text:p>
          </table:table-cell>
          <table:table-cell office:value-type="string" calcext:value-type="string">
            <text:p>img14</text:p>
          </table:table-cell>
        </table:table-row>
        <table:table-row table:style-name="ro1">
          <table:table-cell office:value-type="string" calcext:value-type="string">
            <text:p>Accounts</text:p>
          </table:table-cell>
          <table:table-cell office:value-type="string" calcext:value-type="string">
            <text:p>img15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16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17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img18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string" calcext:value-type="string">
            <text:p>img19</text:p>
          </table:table-cell>
        </table:table-row>
        <table:table-row table:style-name="ro1">
          <table:table-cell office:value-type="string" calcext:value-type="string">
            <text:p>Supports</text:p>
          </table:table-cell>
          <table:table-cell office:value-type="string" calcext:value-type="string">
            <text:p>img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54:23.184018139</meta:creation-date>
    <dc:date>2023-07-19T17:11:02.482892389</dc:date>
    <meta:editing-duration>PT16M39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